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none" fo:border-top="none" fo:border-bottom="0.002cm solid #000000"/>
    </style:style>
    <style:style style:name="表7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4cm" style:rel-column-width="4331*"/>
    </style:style>
    <style:style style:name="表79.B" style:family="table-column">
      <style:table-column-properties style:column-width="15.877cm" style:rel-column-width="61204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none" fo:border-top="none" fo:border-bottom="0.002cm solid #000000"/>
    </style:style>
    <style:style style:name="表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none" fo:border-top="none" fo:border-bottom="0.002cm solid #000000"/>
    </style:style>
    <style:style style:name="表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54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1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2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4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5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63" style:family="paragraph" style:parent-style-name="Standard">
      <style:text-properties fo:font-size="20pt" style:font-size-asian="20pt" style:font-size-complex="20pt"/>
    </style:style>
    <style:style style:name="P64" style:family="paragraph" style:parent-style-name="Standard" style:list-style-name="L2">
      <style:text-properties fo:font-size="20pt" style:font-size-asian="20pt" style:font-size-complex="20pt"/>
    </style:style>
    <style:style style:name="P65" style:family="paragraph" style:parent-style-name="Standard" style:list-style-name="L3">
      <style:text-properties fo:font-size="20pt" style:font-size-asian="20pt" style:font-size-complex="20pt"/>
    </style:style>
    <style:style style:name="P66" style:family="paragraph" style:parent-style-name="Standard" style:list-style-name="L5">
      <style:text-properties fo:font-size="20pt" style:font-size-asian="20pt" style:font-size-complex="20pt"/>
    </style:style>
    <style:style style:name="P67" style:family="paragraph" style:parent-style-name="Standard" style:list-style-name="L6">
      <style:text-properties fo:font-size="20pt" style:font-size-asian="20pt" style:font-size-complex="20pt"/>
    </style:style>
    <style:style style:name="P68" style:family="paragraph" style:parent-style-name="Standard" style:list-style-name="L8">
      <style:text-properties fo:font-size="20pt" style:font-size-asian="20pt" style:font-size-complex="20pt"/>
    </style:style>
    <style:style style:name="P69" style:family="paragraph" style:parent-style-name="Standard" style:list-style-name="L9">
      <style:text-properties fo:font-size="20pt" style:font-size-asian="20pt" style:font-size-complex="20pt"/>
    </style:style>
    <style:style style:name="P70" style:family="paragraph" style:parent-style-name="Standard" style:list-style-name="L10">
      <style:text-properties fo:font-size="20pt" style:font-size-asian="20pt" style:font-size-complex="20pt"/>
    </style:style>
    <style:style style:name="P71" style:family="paragraph" style:parent-style-name="Standard" style:list-style-name="L12">
      <style:text-properties fo:font-size="20pt" style:font-size-asian="20pt" style:font-size-complex="20pt"/>
    </style:style>
    <style:style style:name="P72" style:family="paragraph" style:parent-style-name="Standard" style:list-style-name="L15">
      <style:text-properties fo:font-size="20pt" style:font-size-asian="20pt" style:font-size-complex="20pt"/>
    </style:style>
    <style:style style:name="P73" style:family="paragraph" style:parent-style-name="Standard" style:list-style-name="L16">
      <style:text-properties fo:font-size="20pt" style:font-size-asian="20pt" style:font-size-complex="20pt"/>
    </style:style>
    <style:style style:name="P74" style:family="paragraph" style:parent-style-name="Standard" style:list-style-name="L17">
      <style:text-properties fo:font-size="20pt" style:font-size-asian="20pt" style:font-size-complex="20pt"/>
    </style:style>
    <style:style style:name="P75" style:family="paragraph" style:parent-style-name="Standard" style:list-style-name="L18">
      <style:text-properties fo:font-size="20pt" style:font-size-asian="20pt" style:font-size-complex="20pt"/>
    </style:style>
    <style:style style:name="P76" style:family="paragraph" style:parent-style-name="Standard" style:list-style-name="L19">
      <style:text-properties fo:font-size="20pt" style:font-size-asian="20pt" style:font-size-complex="20pt"/>
    </style:style>
    <style:style style:name="P77" style:family="paragraph" style:parent-style-name="Standard" style:list-style-name="L20">
      <style:text-properties fo:font-size="20pt" style:font-size-asian="20pt" style:font-size-complex="20pt"/>
    </style:style>
    <style:style style:name="P78" style:family="paragraph" style:parent-style-name="Standard" style:list-style-name="L21">
      <style:text-properties fo:font-size="20pt" style:font-size-asian="20pt" style:font-size-complex="20pt"/>
    </style:style>
    <style:style style:name="P79" style:family="paragraph" style:parent-style-name="Standard" style:list-style-name="L22">
      <style:text-properties fo:font-size="20pt" style:font-size-asian="20pt" style:font-size-complex="20pt"/>
    </style:style>
    <style:style style:name="P80" style:family="paragraph" style:parent-style-name="Standard" style:list-style-name="L23">
      <style:text-properties fo:font-size="20pt" style:font-size-asian="20pt" style:font-size-complex="20pt"/>
    </style:style>
    <style:style style:name="P81" style:family="paragraph" style:parent-style-name="Standard" style:list-style-name="L24">
      <style:text-properties fo:font-size="20pt" style:font-size-asian="20pt" style:font-size-complex="20pt"/>
    </style:style>
    <style:style style:name="P82" style:family="paragraph" style:parent-style-name="Standard" style:list-style-name="L26">
      <style:text-properties fo:font-size="20pt" style:font-size-asian="20pt" style:font-size-complex="20pt"/>
    </style:style>
    <style:style style:name="P83" style:family="paragraph" style:parent-style-name="Standard" style:list-style-name="L27">
      <style:text-properties fo:font-size="20pt" style:font-size-asian="20pt" style:font-size-complex="20pt"/>
    </style:style>
    <style:style style:name="P84" style:family="paragraph" style:parent-style-name="Standard" style:list-style-name="L28">
      <style:text-properties fo:font-size="20pt" style:font-size-asian="20pt" style:font-size-complex="20pt"/>
    </style:style>
    <style:style style:name="P85" style:family="paragraph" style:parent-style-name="Standard" style:list-style-name="L29">
      <style:text-properties fo:font-size="20pt" style:font-size-asian="20pt" style:font-size-complex="20pt"/>
    </style:style>
    <style:style style:name="P86" style:family="paragraph" style:parent-style-name="Standard" style:list-style-name="L30">
      <style:text-properties fo:font-size="20pt" style:font-size-asian="20pt" style:font-size-complex="20pt"/>
    </style:style>
    <style:style style:name="P87" style:family="paragraph" style:parent-style-name="Standard" style:list-style-name="L31">
      <style:text-properties fo:font-size="20pt" style:font-size-asian="20pt" style:font-size-complex="20pt"/>
    </style:style>
    <style:style style:name="P88" style:family="paragraph" style:parent-style-name="Standard" style:list-style-name="L33">
      <style:text-properties fo:font-size="20pt" style:font-size-asian="20pt" style:font-size-complex="20pt"/>
    </style:style>
    <style:style style:name="P89" style:family="paragraph" style:parent-style-name="Standard" style:list-style-name="L34">
      <style:text-properties fo:font-size="20pt" style:font-size-asian="20pt" style:font-size-complex="20pt"/>
    </style:style>
    <style:style style:name="P90" style:family="paragraph" style:parent-style-name="Standard" style:list-style-name="L35">
      <style:text-properties fo:font-size="20pt" style:font-size-asian="20pt" style:font-size-complex="20pt"/>
    </style:style>
    <style:style style:name="P91" style:family="paragraph" style:parent-style-name="Standard" style:list-style-name="L36">
      <style:text-properties fo:font-size="20pt" style:font-size-asian="20pt" style:font-size-complex="20pt"/>
    </style:style>
    <style:style style:name="P92" style:family="paragraph" style:parent-style-name="Standard" style:list-style-name="L37">
      <style:text-properties fo:font-size="20pt" style:font-size-asian="20pt" style:font-size-complex="20pt"/>
    </style:style>
    <style:style style:name="P93" style:family="paragraph" style:parent-style-name="Standard" style:list-style-name="L38">
      <style:text-properties fo:font-size="20pt" style:font-size-asian="20pt" style:font-size-complex="20pt"/>
    </style:style>
    <style:style style:name="P94" style:family="paragraph" style:parent-style-name="Standard" style:list-style-name="L39">
      <style:text-properties fo:font-size="20pt" style:font-size-asian="20pt" style:font-size-complex="20pt"/>
    </style:style>
    <style:style style:name="P95" style:family="paragraph" style:parent-style-name="Standard" style:list-style-name="L40">
      <style:text-properties fo:font-size="20pt" style:font-size-asian="20pt" style:font-size-complex="20pt"/>
    </style:style>
    <style:style style:name="P96" style:family="paragraph" style:parent-style-name="Standard" style:list-style-name="L41">
      <style:text-properties fo:font-size="20pt" style:font-size-asian="20pt" style:font-size-complex="20pt"/>
    </style:style>
    <style:style style:name="P97" style:family="paragraph" style:parent-style-name="Standard" style:list-style-name="L42">
      <style:text-properties fo:font-size="20pt" style:font-size-asian="20pt" style:font-size-complex="20pt"/>
    </style:style>
    <style:style style:name="P98" style:family="paragraph" style:parent-style-name="Standard" style:list-style-name="L43">
      <style:text-properties fo:font-size="20pt" style:font-size-asian="20pt" style:font-size-complex="20pt"/>
    </style:style>
    <style:style style:name="P99" style:family="paragraph" style:parent-style-name="Standard" style:list-style-name="L44">
      <style:text-properties fo:font-size="20pt" style:font-size-asian="20pt" style:font-size-complex="20pt"/>
    </style:style>
    <style:style style:name="P100" style:family="paragraph" style:parent-style-name="Standard" style:list-style-name="L47">
      <style:text-properties fo:font-size="20pt" style:font-size-asian="20pt" style:font-size-complex="20pt"/>
    </style:style>
    <style:style style:name="P101" style:family="paragraph" style:parent-style-name="Standard" style:list-style-name="L48">
      <style:text-properties fo:font-size="20pt" style:font-size-asian="20pt" style:font-size-complex="20pt"/>
    </style:style>
    <style:style style:name="P102" style:family="paragraph" style:parent-style-name="Standard" style:list-style-name="L52">
      <style:text-properties fo:font-size="20pt" style:font-size-asian="20pt" style:font-size-complex="20pt"/>
    </style:style>
    <style:style style:name="P103" style:family="paragraph" style:parent-style-name="Standard">
      <style:text-properties fo:font-size="20pt" style:font-size-asian="20pt" style:language-asian="ja" style:country-asian="JP" style:font-size-complex="20pt"/>
    </style:style>
    <style:style style:name="P104" style:family="paragraph" style:parent-style-name="Standard">
      <style:text-properties fo:font-size="24pt" style:font-size-asian="24pt" style:font-size-complex="24pt"/>
    </style:style>
    <style:style style:name="P105" style:family="paragraph" style:parent-style-name="Standard" style:list-style-name="L7">
      <style:text-properties fo:font-size="24pt" style:font-size-asian="24pt" style:font-size-complex="24pt"/>
    </style:style>
    <style:style style:name="P106" style:family="paragraph" style:parent-style-name="Standard" style:list-style-name="L10">
      <style:text-properties fo:font-size="24pt" style:font-size-asian="24pt" style:font-size-complex="24pt"/>
    </style:style>
    <style:style style:name="P107" style:family="paragraph" style:parent-style-name="Standard" style:list-style-name="L19">
      <style:text-properties fo:font-size="24pt" style:font-size-asian="24pt" style:font-size-complex="24pt"/>
    </style:style>
    <style:style style:name="P108" style:family="paragraph" style:parent-style-name="Standard" style:list-style-name="L22">
      <style:text-properties fo:font-size="24pt" style:font-size-asian="24pt" style:font-size-complex="24pt"/>
    </style:style>
    <style:style style:name="P109" style:family="paragraph" style:parent-style-name="Standard" style:list-style-name="L27">
      <style:text-properties fo:font-size="24pt" style:font-size-asian="24pt" style:font-size-complex="24pt"/>
    </style:style>
    <style:style style:name="P110" style:family="paragraph" style:parent-style-name="Standard" style:list-style-name="L30">
      <style:text-properties fo:font-size="24pt" style:font-size-asian="24pt" style:font-size-complex="24pt"/>
    </style:style>
    <style:style style:name="P111" style:family="paragraph" style:parent-style-name="Standard" style:list-style-name="L34">
      <style:text-properties fo:font-size="24pt" style:font-size-asian="24pt" style:font-size-complex="24pt"/>
    </style:style>
    <style:style style:name="P112" style:family="paragraph" style:parent-style-name="Standard" style:list-style-name="L37">
      <style:text-properties fo:font-size="24pt" style:font-size-asian="24pt" style:font-size-complex="24pt"/>
    </style:style>
    <style:style style:name="P113" style:family="paragraph" style:parent-style-name="Standard" style:list-style-name="L40">
      <style:text-properties fo:font-size="24pt" style:font-size-asian="24pt" style:font-size-complex="24pt"/>
    </style:style>
    <style:style style:name="P114" style:family="paragraph" style:parent-style-name="Standard" style:list-style-name="L42">
      <style:text-properties fo:font-size="24pt" style:font-size-asian="24pt" style:font-size-complex="24pt"/>
    </style:style>
    <style:style style:name="P115" style:family="paragraph" style:parent-style-name="Standard" style:list-style-name="L48">
      <style:text-properties fo:font-size="24pt" style:font-size-asian="24pt" style:font-size-complex="24pt"/>
    </style:style>
    <style:style style:name="P116" style:family="paragraph" style:parent-style-name="Standard" style:list-style-name="L49">
      <style:text-properties fo:font-size="24pt" style:font-size-asian="24pt" style:font-size-complex="24pt"/>
    </style:style>
    <style:style style:name="P117" style:family="paragraph" style:parent-style-name="Standard" style:list-style-name="L50">
      <style:text-properties fo:font-size="24pt" style:font-size-asian="24pt" style:font-size-complex="24pt"/>
    </style:style>
    <style:style style:name="P118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19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20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1" style:family="paragraph" style:parent-style-name="Standard" style:list-style-name="L16">
      <style:text-properties fo:color="#801900" fo:font-size="24pt" style:font-size-asian="24pt" style:font-size-complex="24pt"/>
    </style:style>
    <style:style style:name="P122" style:family="paragraph" style:parent-style-name="Standard" style:list-style-name="L44"/>
    <style:style style:name="P123" style:family="paragraph" style:parent-style-name="Standard" style:list-style-name="L45"/>
    <style:style style:name="P124" style:family="paragraph" style:parent-style-name="Standard" style:list-style-name="L46"/>
    <style:style style:name="P125" style:family="paragraph" style:parent-style-name="Standard" style:list-style-name="L51"/>
    <style:style style:name="P126" style:family="paragraph" style:parent-style-name="Standard">
      <style:text-properties fo:color="#3333ff" fo:font-size="24pt" style:font-size-asian="24pt" style:font-size-complex="24pt"/>
    </style:style>
    <style:style style:name="P127" style:family="paragraph" style:parent-style-name="Standard" style:list-style-name="L54"/>
    <style:style style:name="P128" style:family="paragraph" style:parent-style-name="Standard" style:list-style-name="L55"/>
    <style:style style:name="P129" style:family="paragraph" style:parent-style-name="Standard" style:list-style-name="L56"/>
    <style:style style:name="P130" style:family="paragraph" style:parent-style-name="Standard" style:list-style-name="L57"/>
    <style:style style:name="P131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32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33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3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35" style:family="paragraph" style:parent-style-name="Table_20_Contents">
      <style:text-properties fo:font-size="24pt" style:font-size-asian="24pt" style:font-size-complex="24pt"/>
    </style:style>
    <style:style style:name="P136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style:style style:name="T31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3374115885315869872" text:style-name="L1">
        <text:list-item>
          <text:p text:style-name="P3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3751241997329447632" text:style-name="L2">
        <text:list-item>
          <text:p text:style-name="P64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557721" text:continue-numbering="true" text:style-name="L2">
        <text:list-item>
          <text:p text:style-name="P3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8159222696766527037" text:style-name="L3">
              <text:list-item>
                <text:p text:style-name="P65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65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556696" text:continue-list="list34557721" text:style-name="L2">
        <text:list-item>
          <text:p text:style-name="P64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8701938896174270164" text:style-name="L4">
        <text:list-item>
          <text:p text:style-name="P49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2686145635988632780" text:style-name="L5">
        <text:list-item>
          <text:p text:style-name="P66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557187" text:continue-numbering="true" text:style-name="L5">
        <text:list-item>
          <text:p text:style-name="P3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8346581964713460001" text:style-name="L6">
              <text:list-item>
                <text:p text:style-name="P67">klarnet : zagrałem. ćwiczenia, nie. zagrałem sekwencję. kilka sekwencji. sekwencje z kilkom nutami.</text:p>
              </text:list-item>
              <text:list-item>
                <text:p text:style-name="P67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67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4549570" text:continue-list="list34557187" text:style-name="L5">
        <text:list-item>
          <text:p text:style-name="P66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5299956135311438154" text:style-name="L7">
        <text:list-item>
          <text:p text:style-name="P105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4550657" text:continue-numbering="true" text:style-name="L7">
        <text:list-item>
          <text:p text:style-name="P120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4597623047353716408" text:style-name="L8">
        <text:list-item>
          <text:p text:style-name="P50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4553093" text:continue-numbering="true" text:style-name="L8">
        <text:list-item>
          <text:p text:style-name="P68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560053" text:continue-numbering="true" text:style-name="L8">
        <text:list-item>
          <text:p text:style-name="P3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3387448416878838502" text:style-name="L9">
              <text:list-item>
                <text:p text:style-name="P69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4441562040311741013" text:style-name="L10">
        <text:list-item>
          <text:p text:style-name="P70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4549792" text:continue-numbering="true" text:style-name="L10">
        <text:list-item>
          <text:p text:style-name="P106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8442626489032390821" text:style-name="L11">
        <text:list-item>
          <text:p text:style-name="P51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5535232104285960380" text:style-name="L12">
        <text:list-item>
          <text:p text:style-name="P71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4535906" text:continue-list="list34560053" text:style-name="L8">
        <text:list-item>
          <text:p text:style-name="P61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5720072846212097710" text:style-name="L13">
              <text:list-item>
                <text:p text:style-name="P131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4396434016902137572" text:style-name="L14">
        <text:list-item>
          <text:p text:style-name="P13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4537037" text:continue-numbering="true" text:style-name="L14">
        <text:list-item>
          <text:p text:style-name="P133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4539885" text:continue-list="list34535906" text:style-name="L8">
        <text:list-item>
          <text:p text:style-name="P50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4547364" text:continue-numbering="true" text:style-name="L8">
        <text:list-item>
          <text:p text:style-name="P68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4552877" text:continue-numbering="true" text:style-name="L8">
        <text:list-item>
          <text:p text:style-name="P3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5603709822695534378" text:style-name="L15">
              <text:list-item>
                <text:p text:style-name="P72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6086276192482852718" text:style-name="L16">
        <text:list-item>
          <text:p text:style-name="P7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4535733" text:continue-numbering="true" text:style-name="L16">
        <text:list-item>
          <text:p text:style-name="P121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5402994678786258473" text:style-name="L17">
        <text:list-item>
          <text:p text:style-name="P52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4552236" text:continue-numbering="true" text:style-name="L17">
        <text:list-item>
          <text:p text:style-name="P74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4537554" text:continue-numbering="true" text:style-name="L17">
        <text:list-item>
          <text:p text:style-name="P4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6354392184000659147" text:style-name="L18">
              <text:list-item>
                <text:p text:style-name="P75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75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75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1257338376703125084" text:style-name="L19">
        <text:list-item>
          <text:p text:style-name="P76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4539567" text:continue-numbering="true" text:style-name="L19">
        <text:list-item>
          <text:p text:style-name="P107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7488086028340749014" text:style-name="L20">
        <text:list-item>
          <text:p text:style-name="P53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4554217" text:continue-numbering="true" text:style-name="L20">
        <text:list-item>
          <text:p text:style-name="P77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4551491" text:continue-numbering="true" text:style-name="L20">
        <text:list-item>
          <text:p text:style-name="P4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7439226116226752904" text:style-name="L21">
              <text:list-item>
                <text:p text:style-name="P78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1191050111744931827" text:style-name="L22">
        <text:list-item>
          <text:p text:style-name="P79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4535765" text:continue-numbering="true" text:style-name="L22">
        <text:list-item>
          <text:p text:style-name="P108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6884051894290050997" text:style-name="L23">
        <text:list-item>
          <text:p text:style-name="P54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4568372" text:continue-numbering="true" text:style-name="L23">
        <text:list-item>
          <text:p text:style-name="P80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741989476528005424" text:style-name="L24">
              <text:list-item>
                <text:p text:style-name="P81">화장실에서 <text:s/>오줌[mocz을 할 때, 때때로 소변이 변기[miska ustępowa 밖으로 나가 버린다.</text:p>
              </text:list-item>
              <text:list-item>
                <text:p text:style-name="P81">그런 때[W tym czasie, 먼저 화장지[ręcznik papierowy toaleta로 닦아 낸다[Ścierać.</text:p>
              </text:list-item>
              <text:list-item>
                <text:p text:style-name="P81">그 후, 스프레이로 당한 장소으로 소독액을 <text:s/>살포한다.</text:p>
              </text:list-item>
              <text:list-item>
                <text:p text:style-name="P81">그리고, 다시 그 장소를 닦아낸다.</text:p>
              </text:list-item>
            </text:list>
          </table:table-cell>
        </table:table-row>
      </table:table>
      <text:list xml:id="list5168014193270856863" text:style-name="L25">
        <text:list-item>
          <text:p text:style-name="P4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6565768879100060932" text:style-name="L26">
              <text:list-item>
                <text:p text:style-name="P82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82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82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7104724935040776050" text:style-name="L27">
        <text:list-item>
          <text:p text:style-name="P8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4560145" text:continue-numbering="true" text:style-name="L27">
        <text:list-item>
          <text:p text:style-name="P109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7692573054219796740" text:style-name="L28">
        <text:list-item>
          <text:p text:style-name="P55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4555271" text:continue-numbering="true" text:style-name="L28">
        <text:list-item>
          <text:p text:style-name="P84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4547127" text:continue-numbering="true" text:style-name="L28">
        <text:list-item>
          <text:p text:style-name="P4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1790528482950424010" text:style-name="L29">
              <text:list-item>
                <text:p text:style-name="P85">wczoraj. shaku : znowu spisanie o związecie między pozycjonowaniem i wysokością dźwięku przez te pozycjonowaniem.</text:p>
              </text:list-item>
              <text:list-item>
                <text:p text:style-name="P85">odkrycie z dnia : tak zwana "yuri", to ma trzy pozycje. / pierwsza pozycja : ćwierć / druga : półnuta / trzecia : jeden i pól</text:p>
              </text:list-item>
              <text:list-item>
                <text:p text:style-name="P85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7789234751043045435" text:style-name="L30">
        <text:list-item>
          <text:p text:style-name="P8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4564591" text:continue-numbering="true" text:style-name="L30">
        <text:list-item>
          <text:p text:style-name="P110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226156202889678170" text:style-name="L31">
        <text:list-item>
          <text:p text:style-name="P56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4545958" text:continue-numbering="true" text:style-name="L31">
        <text:list-item>
          <text:p text:style-name="P87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2047304738944836580" text:style-name="L32">
        <text:list-item>
          <text:p text:style-name="P4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5785356021090106534" text:style-name="L33">
              <text:list-item>
                <text:p text:style-name="P88">shaku : shaku : znowu, kontynuowałem spisać tabelą korespondencji między pozycjonowaniem i wysokością dźwięku.</text:p>
              </text:list-item>
              <text:list-item>
                <text:p text:style-name="P88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307403982707917074" text:style-name="L34">
        <text:list-item>
          <text:p text:style-name="P89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4543966" text:continue-numbering="true" text:style-name="L34">
        <text:list-item>
          <text:p text:style-name="P111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7594766490571538596" text:style-name="L35">
        <text:list-item>
          <text:p text:style-name="P57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4544340" text:continue-numbering="true" text:style-name="L35">
        <text:list-item>
          <text:p text:style-name="P90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4557210" text:continue-numbering="true" text:style-name="L35">
        <text:list-item>
          <text:p text:style-name="P45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1841509124817253757" text:style-name="L36">
              <text:list-item>
                <text:p text:style-name="P91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3124843420436535510" text:style-name="L37">
        <text:list-item>
          <text:p text:style-name="P9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4567045" text:continue-numbering="true" text:style-name="L37">
        <text:list-item>
          <text:p text:style-name="P112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4748895641345104639" text:style-name="L38">
        <text:list-item>
          <text:p text:style-name="P58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4563331" text:continue-numbering="true" text:style-name="L38">
        <text:list-item>
          <text:p text:style-name="P93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4557197" text:continue-numbering="true" text:style-name="L38">
        <text:list-item>
          <text:p text:style-name="P46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5465450011371842110" text:style-name="L39">
              <text:list-item>
                <text:p text:style-name="P94">shaku : jak dla podstawowych praktyk dmuchania, takie same jak poprzednio.</text:p>
              </text:list-item>
              <text:list-item>
                <text:p text:style-name="P94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8122075769418701542" text:style-name="L40">
        <text:list-item>
          <text:p text:style-name="P9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4561888" text:continue-numbering="true" text:style-name="L40">
        <text:list-item>
          <text:p text:style-name="P113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4539842" text:continue-list="list34552877" text:style-name="L8">
        <text:list-item>
          <text:p text:style-name="P50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4564228" text:continue-numbering="true" text:style-name="L8">
        <text:list-item>
          <text:p text:style-name="P68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4567615" text:continue-numbering="true" text:style-name="L8">
        <text:list-item>
          <text:p text:style-name="P39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8089121457177413391" text:style-name="L41">
              <text:list-item>
                <text:p text:style-name="P96">zagrałem melodię, którą spisałem w poprzedniej sesji.</text:p>
              </text:list-item>
              <text:list-item>
                <text:p text:style-name="P96">sfilmowałem siebie podczas poprzedniej sesji, grając tę melodię.</text:p>
              </text:list-item>
            </text:list>
          </table:table-cell>
        </table:table-row>
      </table:table>
      <text:list xml:id="list7374394853876085280" text:style-name="L42">
        <text:list-item>
          <text:p text:style-name="P9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4555898" text:continue-numbering="true" text:style-name="L42">
        <text:list-item>
          <text:p text:style-name="P114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2667830280802915197" text:style-name="L43">
        <text:list-item>
          <text:p text:style-name="P59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4550460" text:continue-numbering="true" text:style-name="L43">
        <text:list-item>
          <text:p text:style-name="P98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4545809" text:continue-numbering="true" text:style-name="L43">
        <text:list-item>
          <text:p text:style-name="P47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8953009717634959905" text:style-name="L44">
              <text:list-item>
                <text:p text:style-name="P99">wczoraj, nie zagrałem. nie miałem czasu na go.</text:p>
              </text:list-item>
              <text:list-item>
                <text:p text:style-name="P122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122"><text:span text:style-name="T28">to był luty, 19 luty, ściślej mówiąc, zjadłem jeden kawałek[ banana. <text:s/>/ przed jedzeniem go, wstawiam go do kuchenki mikrofalowej. zrobiłem to ciepło.</text:span>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2000856619213431009" text:style-name="L45">
        <text:list-item>
          <text:p text:style-name="P12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0">urday.</text:span></text:p>
            <text:p text:style-name="P6"><text:span text:style-name="T30">* / al'saptu.</text:span>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3511352379663727003" text:style-name="L46">
        <text:list-item>
          <text:p text:style-name="P124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5089654947588759719" text:style-name="L51">
        <text:list-item>
          <text:p text:style-name="P125"><text:span text:style-name="T9"/></text:p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>@@@</text:p>
      <text:p text:style-name="P5">XXX=================</text:p>
      <text:p text:style-name="P24">myself/ diary / XXXX</text:p>
      <text:list xml:id="list2772417313738957448" text:style-name="L54">
        <text:list-item>
          <text:p text:style-name="P60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/>
          </table:table-cell>
        </table:table-row>
        <table:table-row>
          <table:table-cell table:style-name="表78.A2" office:value-type="string">
            <text:p text:style-name="P19"/>
          </table:table-cell>
          <table:table-cell table:style-name="表78.B2" office:value-type="string">
            <text:p text:style-name="P6"/>
          </table:table-cell>
        </table:table-row>
      </table:table>
      <text:p text:style-name="P6"/>
      <text:list xml:id="list34542967" text:continue-numbering="true" text:style-name="L54">
        <text:list-item>
          <text:p text:style-name="P127"><text:span text:style-name="T28">신변의 세들로한 것에 대해</text:span>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/>
          </table:table-cell>
        </table:table-row>
        <table:table-row>
          <table:table-cell table:style-name="表79.A2" office:value-type="string">
            <text:p text:style-name="P19"/>
          </table:table-cell>
          <table:table-cell table:style-name="表79.B2" office:value-type="string">
            <text:p text:style-name="P6"/>
          </table:table-cell>
        </table:table-row>
      </table:table>
      <text:list xml:id="list34562457" text:continue-numbering="true" text:style-name="L54">
        <text:list-item>
          <text:p text:style-name="P48">muzyka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list xml:id="list841887319987191555" text:style-name="L52">
              <text:list-item>
                <text:p text:style-name="P102"/>
              </text:list-item>
            </text:list>
          </table:table-cell>
        </table:table-row>
        <table:table-row>
          <table:table-cell table:style-name="表80.A2" office:value-type="string">
            <text:p text:style-name="P19"/>
          </table:table-cell>
          <table:table-cell table:style-name="表80.B2" office:value-type="string">
            <text:p text:style-name="P6"/>
          </table:table-cell>
        </table:table-row>
      </table:table>
      <text:list xml:id="list7407906735435510144" text:style-name="L55">
        <text:list-item>
          <text:p text:style-name="P12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8"/>
          </table:table-cell>
          <table:table-cell table:style-name="表81.B1" office:value-type="string">
            <text:p text:style-name="P3">aaa</text:p>
          </table:table-cell>
        </table:table-row>
        <table:table-row>
          <table:table-cell table:style-name="表81.A2" office:value-type="string">
            <text:p text:style-name="P18"/>
          </table:table-cell>
          <table:table-cell table:style-name="表81.B2" office:value-type="string">
            <text:p text:style-name="P6"/>
          </table:table-cell>
        </table:table-row>
        <table:table-row>
          <table:table-cell table:style-name="表81.A2" office:value-type="string">
            <text:p text:style-name="P18"/>
          </table:table-cell>
          <table:table-cell table:style-name="表81.B2" office:value-type="string">
            <text:p text:style-name="P3">aaa</text:p>
          </table:table-cell>
        </table:table-row>
        <table:table-row>
          <table:table-cell table:style-name="表81.A2" office:value-type="string">
            <text:p text:style-name="P18"/>
          </table:table-cell>
          <table:table-cell table:style-name="表81.B2" office:value-type="string">
            <text:p text:style-name="P7"/>
          </table:table-cell>
        </table:table-row>
      </table:table>
      <text:list xml:id="list5229562940570422917" text:style-name="L56">
        <text:list-item>
          <text:p text:style-name="P129"><text:span text:style-name="T8">در مورد تحقیق </text:span><text:span text:style-name="T9">### daar[about / moored[case / txqiyq[research</text:span>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2">aaa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2">aaa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/>
          </table:table-cell>
        </table:table-row>
      </table:table>
      <text:p text:style-name="P6"/>
      <text:list xml:id="list3458656998781738571" text:style-name="L57">
        <text:list-item>
          <text:p text:style-name="P130"><text:span text:style-name="T31">вокруг меня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/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4540282" text:continue-list="list34567615" text:style-name="L8">
        <text:list-item>
          <text:p text:style-name="P50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4536182" text:continue-numbering="true" text:style-name="L8">
        <text:list-item>
          <text:p text:style-name="P68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4563678" text:continue-numbering="true" text:style-name="L8">
        <text:list-item>
          <text:p text:style-name="P39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457391646134476785" text:style-name="L47">
              <text:list-item>
                <text:p text:style-name="P100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2649404865083824442" text:style-name="L48">
        <text:list-item>
          <text:p text:style-name="P10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4550532" text:continue-numbering="true" text:style-name="L48">
        <text:list-item>
          <text:p text:style-name="P115"><text:span text:style-name="T7">در مورد تحقیق </text:span><text:span text:style-name="T6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34545068" text:continue-numbering="true" text:style-name="L48">
        <text:list-item>
          <text:p text:style-name="P115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4550879" text:continue-list="list3374115885315869872" text:style-name="L1">
        <text:list-item>
          <text:p text:style-name="P31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32">신변의 세들로한 것에 대해</text:p>
        </text:list-item>
        <text:list-item>
          <text:p text:style-name="P31"><text:span text:style-name="T26">питье'[-yoo:</text:span><text:span text:style-name="T27">마신다 </text:span><text:span text:style-name="T26">алкого'ля</text:span></text:p>
        </text:list-item>
        <text:list-item>
          <text:p text:style-name="P34">muzyka</text:p>
        </text:list-item>
        <text:list-item>
          <text:p text:style-name="P35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31"><text:soft-page-break/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35"><text:span text:style-name="T20">در مورد تحقیق </text:span><text:span text:style-name="T21">### daar[about / moored[case / txqiyq[research</text:span></text:p>
        </text:list-item>
        <text:list-item>
          <text:p text:style-name="P33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36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1102866244843736206" text:style-name="L49">
        <text:list-item>
          <text:p text:style-name="P116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531019940160293549" text:style-name="L50">
        <text:list-item>
          <text:p text:style-name="P1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8T14:32:54.45</dc:date>
    <dc:creator>iwabuchi ken</dc:creator>
    <meta:editing-duration>PT17H53M4S</meta:editing-duration>
    <meta:editing-cycles>47</meta:editing-cycles>
    <meta:generator>OpenOffice/4.1.3$Win32 OpenOffice.org_project/413m1$Build-9783</meta:generator>
    <meta:document-statistic meta:table-count="83" meta:image-count="0" meta:object-count="0" meta:page-count="27" meta:paragraph-count="407" meta:word-count="5162" meta:character-count="16539"/>
  </office:meta>
</office:document-meta>
</file>